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Times New Roman" officeooo:rsid="0017b74f" officeooo:paragraph-rsid="0017b74f"/>
    </style:style>
    <style:style style:name="P2" style:family="paragraph" style:parent-style-name="Table_20_Contents">
      <style:paragraph-properties fo:line-height="200%" fo:text-align="start" style:justify-single-word="false"/>
      <style:text-properties style:font-name="Times New Roman" officeooo:rsid="0018f0a7" officeooo:paragraph-rsid="0018f0a7"/>
    </style:style>
    <style:style style:name="P3" style:family="paragraph" style:parent-style-name="Table_20_Contents">
      <style:paragraph-properties fo:line-height="200%" fo:text-align="start" style:justify-single-word="false"/>
      <style:text-properties style:font-name="Times New Roman" officeooo:rsid="00195fb2" officeooo:paragraph-rsid="00195fb2"/>
    </style:style>
    <style:style style:name="P4" style:family="paragraph" style:parent-style-name="Table_20_Contents">
      <style:paragraph-properties fo:line-height="200%" fo:text-align="start" style:justify-single-word="false"/>
      <style:text-properties style:font-name="Times New Roman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officeooo:rsid="0014067c" officeooo:paragraph-rsid="0014067c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officeooo:rsid="0014067c" officeooo:paragraph-rsid="0014067c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officeooo:rsid="0015c4a4" officeooo:paragraph-rsid="0015c4a4"/>
    </style:style>
    <style:style style:name="P8" style:family="paragraph" style:parent-style-name="Standard">
      <style:paragraph-properties fo:line-height="200%" fo:text-align="start" style:justify-single-word="false"/>
      <style:text-properties style:font-name="Times New Roman" officeooo:rsid="0019fee1" officeooo:paragraph-rsid="001abe80"/>
    </style:style>
    <style:style style:name="P9" style:family="paragraph" style:parent-style-name="Standard">
      <style:paragraph-properties fo:line-height="200%" fo:text-align="start" style:justify-single-word="false"/>
      <style:text-properties style:font-name="Times New Roman" officeooo:rsid="001b979e" officeooo:paragraph-rsid="001b979e"/>
    </style:style>
    <style:style style:name="P10" style:family="paragraph" style:parent-style-name="Standard">
      <style:paragraph-properties fo:line-height="200%" fo:text-align="start" style:justify-single-word="false"/>
      <style:text-properties style:font-name="Times New Roman" fo:font-style="normal" officeooo:rsid="0014067c" officeooo:paragraph-rsid="0014067c" style:font-style-asian="normal" style:font-style-complex="normal"/>
    </style:style>
    <style:style style:name="P11" style:family="paragraph" style:parent-style-name="Standard">
      <style:paragraph-properties fo:line-height="200%" fo:text-align="start" style:justify-single-word="false"/>
      <style:text-properties style:font-name="Times New Roman" fo:font-style="normal" officeooo:rsid="0017b74f" officeooo:paragraph-rsid="0015c4a4" style:font-style-asian="normal" style:font-style-complex="normal"/>
    </style:style>
    <style:style style:name="P12" style:family="paragraph" style:parent-style-name="Standard">
      <style:paragraph-properties fo:line-height="200%" fo:text-align="start" style:justify-single-word="false"/>
      <style:text-properties style:font-name="Times New Roman" fo:font-style="normal" officeooo:rsid="0017b74f" officeooo:paragraph-rsid="0017b74f" style:font-style-asian="normal" style:font-style-complex="normal"/>
    </style:style>
    <style:style style:name="P13" style:family="paragraph" style:parent-style-name="Standard">
      <style:paragraph-properties fo:line-height="200%" fo:text-align="start" style:justify-single-word="false"/>
      <style:text-properties style:font-name="Times New Roman" fo:font-style="normal" officeooo:rsid="00195fb2" officeooo:paragraph-rsid="00195fb2" style:font-style-asian="normal" style:font-style-complex="normal"/>
    </style:style>
    <style:style style:name="P14" style:family="paragraph" style:parent-style-name="Standard">
      <style:paragraph-properties fo:line-height="200%" fo:text-align="start" style:justify-single-word="false"/>
      <style:text-properties style:font-name="Times New Roman" fo:font-style="normal" officeooo:rsid="0019fee1" officeooo:paragraph-rsid="0019fee1" style:font-style-asian="normal" style:font-style-complex="normal"/>
    </style:style>
    <style:style style:name="P15" style:family="paragraph" style:parent-style-name="Standard">
      <style:paragraph-properties fo:line-height="200%" fo:text-align="start" style:justify-single-word="false"/>
      <style:text-properties style:font-name="Times New Roman" fo:font-style="normal" officeooo:rsid="001b979e" officeooo:paragraph-rsid="001abe80" style:font-style-asian="normal" style:font-style-complex="normal"/>
    </style:style>
    <style:style style:name="P16" style:family="paragraph" style:parent-style-name="Standard">
      <style:paragraph-properties fo:line-height="200%" fo:text-align="start" style:justify-single-word="false"/>
      <style:text-properties style:font-name="Times New Roman" fo:font-style="normal" officeooo:rsid="001b979e" officeooo:paragraph-rsid="001b979e" style:font-style-asian="normal" style:font-style-complex="normal"/>
    </style:style>
    <style:style style:name="P17" style:family="paragraph" style:parent-style-name="Standard">
      <style:paragraph-properties fo:line-height="200%" fo:text-align="start" style:justify-single-word="false"/>
      <style:text-properties style:font-name="Times New Roman" fo:font-style="normal" officeooo:rsid="001cb961" officeooo:paragraph-rsid="001cb961" style:font-style-asian="normal" style:font-style-complex="normal"/>
    </style:style>
    <style:style style:name="P18" style:family="paragraph" style:parent-style-name="Standard">
      <style:paragraph-properties fo:line-height="200%" fo:text-align="start" style:justify-single-word="false"/>
      <style:text-properties style:font-name="Times New Roman" fo:font-style="normal" officeooo:rsid="001e1609" officeooo:paragraph-rsid="001e1609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c4a4" style:font-style-asian="normal" style:font-style-complex="normal"/>
    </style:style>
    <style:style style:name="T4" style:family="text">
      <style:text-properties fo:font-style="normal" officeooo:rsid="0017b74f" style:font-style-asian="normal" style:font-style-complex="normal"/>
    </style:style>
    <style:style style:name="T5" style:family="text">
      <style:text-properties fo:font-style="normal" officeooo:rsid="0019fee1" style:font-style-asian="normal" style:font-style-complex="normal"/>
    </style:style>
    <style:style style:name="T6" style:family="text">
      <style:text-properties fo:font-style="normal" officeooo:rsid="001abe80" style:font-style-asian="normal" style:font-style-complex="normal"/>
    </style:style>
    <style:style style:name="T7" style:family="text">
      <style:text-properties fo:font-style="normal" officeooo:rsid="001b979e" style:font-style-asian="normal" style:font-style-complex="normal"/>
    </style:style>
    <style:style style:name="T8" style:family="text">
      <style:text-properties fo:font-style="normal" officeooo:rsid="001cb961" style:font-style-asian="normal" style:font-style-complex="normal"/>
    </style:style>
    <style:style style:name="T9" style:family="text">
      <style:text-properties officeooo:rsid="002012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leksandr Yardas</text:p>
      <text:p text:style-name="P5">SPN 106-02</text:p>
      <text:p text:style-name="P5">Barbara Stone</text:p>
      <text:p text:style-name="P5">2/21/2017</text:p>
      <text:p text:style-name="P6">Lectura 2 respuestas</text:p>
      <text:p text:style-name="P6"/>
      <text:p text:style-name="P5"><text:tab/>Antes de leer:</text:p>
      <text:p text:style-name="P5"/>
      <text:p text:style-name="P5">1) Lea el título de la novela de Bencastro. ¿Cuál puede ser el tema de la novela?</text:p>
      <text:p text:style-name="P5">El título de la novela es <text:span text:style-name="T1">Odisea del Norte</text:span><text:span text:style-name="T2">, entonces el tema de la novela puede ser sobre un viaje largo que empieza </text:span><text:span text:style-name="T5">en</text:span><text:span text:style-name="T2"> un lugar cerca del Norte y va</text:span><text:span text:style-name="T5"> a</text:span><text:span text:style-name="T2"> lejos del Norte. </text:span><text:span text:style-name="T3">Es posible también que la novela es sobre un viaje largo al Norte que empieza en un lugar lejos del Norte y va </text:span><text:span text:style-name="T5">a</text:span><text:span text:style-name="T3"> cerca del Norte.</text:span></text:p>
      <text:p text:style-name="P10"/>
      <text:p text:style-name="P5"><text:span text:style-name="T2">2) ¿Ha leído Ud. Narraciones o ha visto películas que hablan de la inmigración? ¿Cuáles son los temas dominantes en este tip</text:span><text:span text:style-name="T3">o</text:span><text:span text:style-name="T2"> de narración o película?</text:span></text:p>
      <text:p text:style-name="P7"><text:span text:style-name="T2">Si, los he leído pero no las he visto. Los temas dominantes en este tipo de narración son </text:span><text:span text:style-name="T4">cosas como las </text:span><text:span text:style-name="T2">condiciónes </text:span><text:span text:style-name="T4">malas de viviendas, o como son pocas oportunidades que están en otros países.</text:span></text:p>
      <text:p text:style-name="P11"/>
      <text:p text:style-name="P12">Al Leer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jemplos del presente perfecto de indicativo</text:p>
          </table:table-cell>
          <table:table-cell table:style-name="Table1.A1" office:value-type="string">
            <text:p text:style-name="P1">Ejemplos del pluscamperecto de indicativo</text:p>
          </table:table-cell>
          <table:table-cell table:style-name="Table1.C1" office:value-type="string">
            <text:p text:style-name="P1">Participios pasados usados como adjetivos.</text:p>
          </table:table-cell>
        </table:table-row>
        <table:table-row>
          <table:table-cell table:style-name="Table1.A2" office:value-type="string">
            <text:p text:style-name="P2">Ha generado</text:p>
          </table:table-cell>
          <table:table-cell table:style-name="Table1.A2" office:value-type="string">
            <text:p text:style-name="P3">Habían pagado</text:p>
          </table:table-cell>
          <table:table-cell table:style-name="Table1.C2" office:value-type="string">
            <text:p text:style-name="P3">preocupada</text:p>
          </table:table-cell>
        </table:table-row>
        <table:table-row>
          <table:table-cell table:style-name="Table1.A2" office:value-type="string">
            <text:p text:style-name="P3">Ha estado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>remunderados</text:p>
          </table:table-cell>
        </table:table-row>
        <table:table-row>
          <table:table-cell table:style-name="Table1.A2" office:value-type="string">
            <text:p text:style-name="P3">Ha sido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>demolida</text:p>
          </table:table-cell>
        </table:table-row>
        <table:table-row>
          <table:table-cell table:style-name="Table1.A2" office:value-type="string">
            <text:p text:style-name="P3">Han huido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>abandonados</text:p>
          </table:table-cell>
        </table:table-row>
        <table:table-row>
          <table:table-cell table:style-name="Table1.A2" office:value-type="string">
            <text:p text:style-name="P3">Ha escrito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>prohibido</text:p>
          </table:table-cell>
        </table:table-row>
        <text:soft-page-break/>
        <table:table-row>
          <table:table-cell table:style-name="Table1.A2" office:value-type="string">
            <text:p text:style-name="P3">Ha escrito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>ejecutado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>complicado</text:p>
          </table:table-cell>
        </table:table-row>
      </table:table>
      <text:p text:style-name="P12"/>
      <text:p text:style-name="P12"/>
      <text:p text:style-name="P13">Después de leer:</text:p>
      <text:p text:style-name="P13">1) ¿Por qué piensa la reseñadora que la novela de Bencastro es importante?</text:p>
      <text:p text:style-name="P14">Ella piensa que la novela es importante porque fue una de las primeras que cuentió la historia de los inmigrantes centroamericanos, y lo fue basado en los eventos reales.</text:p>
      <text:p text:style-name="P14"/>
      <text:p text:style-name="P14">2) En la novela, ¿por qué tiene que venir a los EE.UU. el protagonista, Calixto?</text:p>
      <text:p text:style-name="P8"><text:span text:style-name="T7">E</text:span><text:span text:style-name="T6">n la novela,</text:span><text:span text:style-name="T2"> </text:span><text:span text:style-name="T6">aunque Calixto</text:span><text:span text:style-name="T2"> </text:span><text:span text:style-name="T6">no </text:span><text:span text:style-name="T2">est</text:span><text:span text:style-name="T6">aba involucrado en actividades políticas, </text:span><text:span text:style-name="T2">el gob</text:span><text:span text:style-name="T6">ierno creyó que él es un de las guerillas izquierdistas, entonces l</text:span><text:span text:style-name="T7">o</text:span><text:span text:style-name="T6"> puse </text:span><text:span text:style-name="T2">en </text:span><text:span text:style-name="T6">su</text:span><text:span text:style-name="T2"> lista de víctimas. </text:span><text:span text:style-name="T7">Para además vivir, Calixto tenía que venir a los EE.UU.</text:span></text:p>
      <text:p text:style-name="P15"/>
      <text:p text:style-name="P16">3) ¿Cómo es la vida en de Calixto en los EE.UU.?</text:p>
      <text:p text:style-name="P9"><text:span text:style-name="T2">La vida de Calixto en los EE.UU. es muy dificil. Vivió en una casa con diecinueve otras personas y había, y acualmente además hay, muy discriminación le da a los inmigrantes. </text:span><text:span text:style-name="T8">También despertó su familia y patria, entonces estaba muy triste.</text:span></text:p>
      <text:p text:style-name="P17"/>
      <text:p text:style-name="P17">4) ¿Qué piensas del incidente entre la policía novata y los inmigrantes?</text:p>
      <text:p text:style-name="P17">Pienso que fue horrible cosa pasó, y es un buen ejemplo de por qué es necesitar entrear los policía mejores que como los está entrenado actualmente.</text:p>
      <text:p text:style-name="P17"/>
      <text:p text:style-name="P17">5) ¿Cómo sobrevive Calixto en este país?</text:p>
      <text:p text:style-name="P18"><text:soft-page-break/>Calixto sobrevive <text:span text:style-name="T9">en este país porque su primo le encuentra un trabajo lavando platos en la cocina de un hot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6:02:28.395602000</meta:creation-date>
    <dc:date>2017-02-21T19:01:56.312287000</dc:date>
    <meta:editing-duration>PT5M45S</meta:editing-duration>
    <meta:editing-cycles>2</meta:editing-cycles>
    <meta:generator>LibreOffice/5.2.3.3$MacOSX_X86_64 LibreOffice_project/d54a8868f08a7b39642414cf2c8ef2f228f780cf</meta:generator>
    <meta:document-statistic meta:table-count="1" meta:image-count="0" meta:object-count="0" meta:page-count="3" meta:paragraph-count="39" meta:word-count="409" meta:character-count="2315" meta:non-whitespace-character-count="1944"/>
  </office:meta>
</office:document-meta>
</file>